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/>
    <style:style style:name="ce3" style:family="table-cell" style:parent-style-name="Default" style:data-style-name="N11"/>
    <style:style style:name="ce4" style:family="table-cell" style:parent-style-name="Default" style:data-style-name="N1"/>
  </office:automatic-styles>
  <office:body>
    <office:spreadsheet>
      <table:table table:name="Version 1" table:style-name="ta1" table:print="false">
        <table:table-column table:style-name="co1" table:number-columns-repeated="2" table:default-cell-style-name="Default"/>
        <table:table-column table:style-name="co1" table:number-columns-repeated="4" table:default-cell-style-name="ce1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Paycheck given double time hours worked past Overtime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2" office:value-type="currency" office:currency="USD" office:value="10">
            <text:p>$10.00</text:p>
          </table:table-cell>
          <table:table-cell table:style-name="Default" office:value-type="string">
            <text:p><text:s/>= Pay Rate in $s/hr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style-name="Default" office:value-type="float" office:value="40">
            <text:p>40</text:p>
          </table:table-cell>
          <table:table-cell table:style-name="Default" office:value-type="string">
            <text:p><text:s/>= Over time in Hours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string">
            <text:p>Straight</text:p>
          </table:table-cell>
          <table:table-cell office:value-type="string">
            <text:p>Over Time</text:p>
          </table:table-cell>
          <table:table-cell office:value-type="string">
            <text:p>Total</text:p>
          </table:table-cell>
        </table:table-row>
        <table:table-row table:style-name="ro1">
          <table:table-cell table:number-columns-repeated="2"/>
          <table:table-cell office:value-type="string">
            <text:p>Hours</text:p>
          </table:table-cell>
          <table:table-cell office:value-type="string">
            <text:p>Time Pay</text:p>
          </table:table-cell>
          <table:table-cell table:number-columns-repeated="2" office:value-type="string">
            <text:p>Pay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[.$D$4]*[.C9]" office:value-type="currency" office:currency="USD" office:value="300">
            <text:p>$300.00</text:p>
          </table:table-cell>
          <table:table-cell table:formula="of:=IF([.C9]&lt;=[.$D$5];0;[.$D$4]*([.C9]-[.$D$5]))" office:value-type="float" office:value="0">
            <text:p>0</text:p>
          </table:table-cell>
          <table:table-cell table:formula="of:=[.D9]+[.E9]" office:value-type="currency" office:currency="USD" office:value="300">
            <text:p>$300.00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formula="of:=[.$D$4]*[.C10]" office:value-type="currency" office:currency="USD" office:value="310">
            <text:p>$310.00</text:p>
          </table:table-cell>
          <table:table-cell table:formula="of:=IF([.C10]&lt;=[.$D$5];0;[.$D$4]*([.C10]-[.$D$5]))" office:value-type="float" office:value="0">
            <text:p>0</text:p>
          </table:table-cell>
          <table:table-cell table:formula="of:=[.D10]+[.E10]" office:value-type="currency" office:currency="USD" office:value="310">
            <text:p>$310.00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[.$D$4]*[.C11]" office:value-type="currency" office:currency="USD" office:value="320">
            <text:p>$320.00</text:p>
          </table:table-cell>
          <table:table-cell table:formula="of:=IF([.C11]&lt;=[.$D$5];0;[.$D$4]*([.C11]-[.$D$5]))" office:value-type="float" office:value="0">
            <text:p>0</text:p>
          </table:table-cell>
          <table:table-cell table:formula="of:=[.D11]+[.E11]" office:value-type="currency" office:currency="USD" office:value="320">
            <text:p>$320.00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formula="of:=[.$D$4]*[.C12]" office:value-type="currency" office:currency="USD" office:value="330">
            <text:p>$330.00</text:p>
          </table:table-cell>
          <table:table-cell table:formula="of:=IF([.C12]&lt;=[.$D$5];0;[.$D$4]*([.C12]-[.$D$5]))" office:value-type="float" office:value="0">
            <text:p>0</text:p>
          </table:table-cell>
          <table:table-cell table:formula="of:=[.D12]+[.E12]" office:value-type="currency" office:currency="USD" office:value="330">
            <text:p>$330.00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formula="of:=[.$D$4]*[.C13]" office:value-type="currency" office:currency="USD" office:value="340">
            <text:p>$340.00</text:p>
          </table:table-cell>
          <table:table-cell table:formula="of:=IF([.C13]&lt;=[.$D$5];0;[.$D$4]*([.C13]-[.$D$5]))" office:value-type="float" office:value="0">
            <text:p>0</text:p>
          </table:table-cell>
          <table:table-cell table:formula="of:=[.D13]+[.E13]" office:value-type="currency" office:currency="USD" office:value="340">
            <text:p>$340.00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formula="of:=[.$D$4]*[.C14]" office:value-type="currency" office:currency="USD" office:value="350">
            <text:p>$350.00</text:p>
          </table:table-cell>
          <table:table-cell table:formula="of:=IF([.C14]&lt;=[.$D$5];0;[.$D$4]*([.C14]-[.$D$5]))" office:value-type="float" office:value="0">
            <text:p>0</text:p>
          </table:table-cell>
          <table:table-cell table:formula="of:=[.D14]+[.E14]" office:value-type="currency" office:currency="USD" office:value="350">
            <text:p>$350.00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formula="of:=[.$D$4]*[.C15]" office:value-type="currency" office:currency="USD" office:value="360">
            <text:p>$360.00</text:p>
          </table:table-cell>
          <table:table-cell table:formula="of:=IF([.C15]&lt;=[.$D$5];0;[.$D$4]*([.C15]-[.$D$5]))" office:value-type="float" office:value="0">
            <text:p>0</text:p>
          </table:table-cell>
          <table:table-cell table:formula="of:=[.D15]+[.E15]" office:value-type="currency" office:currency="USD" office:value="360">
            <text:p>$360.00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formula="of:=[.$D$4]*[.C16]" office:value-type="currency" office:currency="USD" office:value="370">
            <text:p>$370.00</text:p>
          </table:table-cell>
          <table:table-cell table:formula="of:=IF([.C16]&lt;=[.$D$5];0;[.$D$4]*([.C16]-[.$D$5]))" office:value-type="float" office:value="0">
            <text:p>0</text:p>
          </table:table-cell>
          <table:table-cell table:formula="of:=[.D16]+[.E16]" office:value-type="currency" office:currency="USD" office:value="370">
            <text:p>$370.00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formula="of:=[.$D$4]*[.C17]" office:value-type="currency" office:currency="USD" office:value="380">
            <text:p>$380.00</text:p>
          </table:table-cell>
          <table:table-cell table:formula="of:=IF([.C17]&lt;=[.$D$5];0;[.$D$4]*([.C17]-[.$D$5]))" office:value-type="float" office:value="0">
            <text:p>0</text:p>
          </table:table-cell>
          <table:table-cell table:formula="of:=[.D17]+[.E17]" office:value-type="currency" office:currency="USD" office:value="380">
            <text:p>$380.00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formula="of:=[.$D$4]*[.C18]" office:value-type="currency" office:currency="USD" office:value="390">
            <text:p>$390.00</text:p>
          </table:table-cell>
          <table:table-cell table:formula="of:=IF([.C18]&lt;=[.$D$5];0;[.$D$4]*([.C18]-[.$D$5]))" office:value-type="float" office:value="0">
            <text:p>0</text:p>
          </table:table-cell>
          <table:table-cell table:formula="of:=[.D18]+[.E18]" office:value-type="currency" office:currency="USD" office:value="390">
            <text:p>$390.00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formula="of:=[.$D$4]*[.C19]" office:value-type="currency" office:currency="USD" office:value="400">
            <text:p>$400.00</text:p>
          </table:table-cell>
          <table:table-cell table:formula="of:=IF([.C19]&lt;=[.$D$5];0;[.$D$4]*([.C19]-[.$D$5]))" office:value-type="float" office:value="0">
            <text:p>0</text:p>
          </table:table-cell>
          <table:table-cell table:formula="of:=[.D19]+[.E19]" office:value-type="currency" office:currency="USD" office:value="400">
            <text:p>$400.00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formula="of:=[.$D$4]*[.C20]" office:value-type="currency" office:currency="USD" office:value="410">
            <text:p>$410.00</text:p>
          </table:table-cell>
          <table:table-cell table:formula="of:=IF([.C20]&lt;=[.$D$5];0;[.$D$4]*([.C20]-[.$D$5]))" office:value-type="currency" office:currency="USD" office:value="10">
            <text:p>$10.00</text:p>
          </table:table-cell>
          <table:table-cell table:formula="of:=[.D20]+[.E20]" office:value-type="currency" office:currency="USD" office:value="420">
            <text:p>$420.00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formula="of:=[.$D$4]*[.C21]" office:value-type="currency" office:currency="USD" office:value="420">
            <text:p>$420.00</text:p>
          </table:table-cell>
          <table:table-cell table:formula="of:=IF([.C21]&lt;=[.$D$5];0;[.$D$4]*([.C21]-[.$D$5]))" office:value-type="currency" office:currency="USD" office:value="20">
            <text:p>$20.00</text:p>
          </table:table-cell>
          <table:table-cell table:formula="of:=[.D21]+[.E21]" office:value-type="currency" office:currency="USD" office:value="440">
            <text:p>$440.00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formula="of:=[.$D$4]*[.C22]" office:value-type="currency" office:currency="USD" office:value="430">
            <text:p>$430.00</text:p>
          </table:table-cell>
          <table:table-cell table:formula="of:=IF([.C22]&lt;=[.$D$5];0;[.$D$4]*([.C22]-[.$D$5]))" office:value-type="currency" office:currency="USD" office:value="30">
            <text:p>$30.00</text:p>
          </table:table-cell>
          <table:table-cell table:formula="of:=[.D22]+[.E22]" office:value-type="currency" office:currency="USD" office:value="460">
            <text:p>$460.00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formula="of:=[.$D$4]*[.C23]" office:value-type="currency" office:currency="USD" office:value="440">
            <text:p>$440.00</text:p>
          </table:table-cell>
          <table:table-cell table:formula="of:=IF([.C23]&lt;=[.$D$5];0;[.$D$4]*([.C23]-[.$D$5]))" office:value-type="currency" office:currency="USD" office:value="40">
            <text:p>$40.00</text:p>
          </table:table-cell>
          <table:table-cell table:formula="of:=[.D23]+[.E23]" office:value-type="currency" office:currency="USD" office:value="480">
            <text:p>$480.00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formula="of:=[.$D$4]*[.C24]" office:value-type="currency" office:currency="USD" office:value="450">
            <text:p>$450.00</text:p>
          </table:table-cell>
          <table:table-cell table:formula="of:=IF([.C24]&lt;=[.$D$5];0;[.$D$4]*([.C24]-[.$D$5]))" office:value-type="currency" office:currency="USD" office:value="50">
            <text:p>$50.00</text:p>
          </table:table-cell>
          <table:table-cell table:formula="of:=[.D24]+[.E24]" office:value-type="currency" office:currency="USD" office:value="500">
            <text:p>$500.00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formula="of:=[.$D$4]*[.C25]" office:value-type="currency" office:currency="USD" office:value="460">
            <text:p>$460.00</text:p>
          </table:table-cell>
          <table:table-cell table:formula="of:=IF([.C25]&lt;=[.$D$5];0;[.$D$4]*([.C25]-[.$D$5]))" office:value-type="currency" office:currency="USD" office:value="60">
            <text:p>$60.00</text:p>
          </table:table-cell>
          <table:table-cell table:formula="of:=[.D25]+[.E25]" office:value-type="currency" office:currency="USD" office:value="520">
            <text:p>$520.00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formula="of:=[.$D$4]*[.C26]" office:value-type="currency" office:currency="USD" office:value="470">
            <text:p>$470.00</text:p>
          </table:table-cell>
          <table:table-cell table:formula="of:=IF([.C26]&lt;=[.$D$5];0;[.$D$4]*([.C26]-[.$D$5]))" office:value-type="currency" office:currency="USD" office:value="70">
            <text:p>$70.00</text:p>
          </table:table-cell>
          <table:table-cell table:formula="of:=[.D26]+[.E26]" office:value-type="currency" office:currency="USD" office:value="540">
            <text:p>$540.00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formula="of:=[.$D$4]*[.C27]" office:value-type="currency" office:currency="USD" office:value="480">
            <text:p>$480.00</text:p>
          </table:table-cell>
          <table:table-cell table:formula="of:=IF([.C27]&lt;=[.$D$5];0;[.$D$4]*([.C27]-[.$D$5]))" office:value-type="currency" office:currency="USD" office:value="80">
            <text:p>$80.00</text:p>
          </table:table-cell>
          <table:table-cell table:formula="of:=[.D27]+[.E27]" office:value-type="currency" office:currency="USD" office:value="560">
            <text:p>$560.00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formula="of:=[.$D$4]*[.C28]" office:value-type="currency" office:currency="USD" office:value="490">
            <text:p>$490.00</text:p>
          </table:table-cell>
          <table:table-cell table:formula="of:=IF([.C28]&lt;=[.$D$5];0;[.$D$4]*([.C28]-[.$D$5]))" office:value-type="currency" office:currency="USD" office:value="90">
            <text:p>$90.00</text:p>
          </table:table-cell>
          <table:table-cell table:formula="of:=[.D28]+[.E28]" office:value-type="currency" office:currency="USD" office:value="580">
            <text:p>$580.00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formula="of:=[.$D$4]*[.C29]" office:value-type="currency" office:currency="USD" office:value="500">
            <text:p>$500.00</text:p>
          </table:table-cell>
          <table:table-cell table:formula="of:=IF([.C29]&lt;=[.$D$5];0;[.$D$4]*([.C29]-[.$D$5]))" office:value-type="currency" office:currency="USD" office:value="100">
            <text:p>$100.00</text:p>
          </table:table-cell>
          <table:table-cell table:formula="of:=[.D29]+[.E29]" office:value-type="currency" office:currency="USD" office:value="600">
            <text:p>$600.00</text:p>
          </table:table-cell>
        </table:table-row>
      </table:table>
      <table:table table:name="Version 2" table:style-name="ta1" table:print="false">
        <table:table-column table:style-name="co1" table:number-columns-repeated="2" table:default-cell-style-name="Default"/>
        <table:table-column table:style-name="co1" table:number-columns-repeated="4" table:default-cell-style-name="ce1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Paycheck given double time hours worked past Overtime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2" office:value-type="currency" office:currency="USD" office:value="10">
            <text:p>$10.00</text:p>
          </table:table-cell>
          <table:table-cell table:style-name="Default" office:value-type="string">
            <text:p><text:s/>= Pay Rate in $s/hr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style-name="Default" office:value-type="float" office:value="40">
            <text:p>40</text:p>
          </table:table-cell>
          <table:table-cell table:style-name="Default" office:value-type="string">
            <text:p><text:s/>= Over time in Hours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string">
            <text:p>Straight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Hours</text:p>
          </table:table-cell>
          <table:table-cell office:value-type="string">
            <text:p>Time Pay</text:p>
          </table:table-cell>
          <table:table-cell office:value-type="string">
            <text:p>Pay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[.$D$4]*[.C9]" office:value-type="currency" office:currency="USD" office:value="300">
            <text:p>$300.00</text:p>
          </table:table-cell>
          <table:table-cell table:formula="of:=IF([.C9]&lt;=[.$D$5];[.$D$4]*[.C9];[.$D$4]*([.C9]+([.C9]-[.$D$5])))" office:value-type="currency" office:currency="USD" office:value="300">
            <text:p>$30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formula="of:=[.$D$4]*[.C10]" office:value-type="currency" office:currency="USD" office:value="310">
            <text:p>$310.00</text:p>
          </table:table-cell>
          <table:table-cell table:formula="of:=IF([.C10]&lt;=[.$D$5];[.$D$4]*[.C10];[.$D$4]*([.C10]+([.C10]-[.$D$5])))" office:value-type="currency" office:currency="USD" office:value="310">
            <text:p>$31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[.$D$4]*[.C11]" office:value-type="currency" office:currency="USD" office:value="320">
            <text:p>$320.00</text:p>
          </table:table-cell>
          <table:table-cell table:formula="of:=IF([.C11]&lt;=[.$D$5];[.$D$4]*[.C11];[.$D$4]*([.C11]+([.C11]-[.$D$5])))" office:value-type="currency" office:currency="USD" office:value="320">
            <text:p>$32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formula="of:=[.$D$4]*[.C12]" office:value-type="currency" office:currency="USD" office:value="330">
            <text:p>$330.00</text:p>
          </table:table-cell>
          <table:table-cell table:formula="of:=IF([.C12]&lt;=[.$D$5];[.$D$4]*[.C12];[.$D$4]*([.C12]+([.C12]-[.$D$5])))" office:value-type="currency" office:currency="USD" office:value="330">
            <text:p>$33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formula="of:=[.$D$4]*[.C13]" office:value-type="currency" office:currency="USD" office:value="340">
            <text:p>$340.00</text:p>
          </table:table-cell>
          <table:table-cell table:formula="of:=IF([.C13]&lt;=[.$D$5];[.$D$4]*[.C13];[.$D$4]*([.C13]+([.C13]-[.$D$5])))" office:value-type="currency" office:currency="USD" office:value="340">
            <text:p>$34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formula="of:=[.$D$4]*[.C14]" office:value-type="currency" office:currency="USD" office:value="350">
            <text:p>$350.00</text:p>
          </table:table-cell>
          <table:table-cell table:formula="of:=IF([.C14]&lt;=[.$D$5];[.$D$4]*[.C14];[.$D$4]*([.C14]+([.C14]-[.$D$5])))" office:value-type="currency" office:currency="USD" office:value="350">
            <text:p>$35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formula="of:=[.$D$4]*[.C15]" office:value-type="currency" office:currency="USD" office:value="360">
            <text:p>$360.00</text:p>
          </table:table-cell>
          <table:table-cell table:formula="of:=IF([.C15]&lt;=[.$D$5];[.$D$4]*[.C15];[.$D$4]*([.C15]+([.C15]-[.$D$5])))" office:value-type="currency" office:currency="USD" office:value="360">
            <text:p>$36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formula="of:=[.$D$4]*[.C16]" office:value-type="currency" office:currency="USD" office:value="370">
            <text:p>$370.00</text:p>
          </table:table-cell>
          <table:table-cell table:formula="of:=IF([.C16]&lt;=[.$D$5];[.$D$4]*[.C16];[.$D$4]*([.C16]+([.C16]-[.$D$5])))" office:value-type="currency" office:currency="USD" office:value="370">
            <text:p>$37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formula="of:=[.$D$4]*[.C17]" office:value-type="currency" office:currency="USD" office:value="380">
            <text:p>$380.00</text:p>
          </table:table-cell>
          <table:table-cell table:formula="of:=IF([.C17]&lt;=[.$D$5];[.$D$4]*[.C17];[.$D$4]*([.C17]+([.C17]-[.$D$5])))" office:value-type="currency" office:currency="USD" office:value="380">
            <text:p>$38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formula="of:=[.$D$4]*[.C18]" office:value-type="currency" office:currency="USD" office:value="390">
            <text:p>$390.00</text:p>
          </table:table-cell>
          <table:table-cell table:formula="of:=IF([.C18]&lt;=[.$D$5];[.$D$4]*[.C18];[.$D$4]*([.C18]+([.C18]-[.$D$5])))" office:value-type="currency" office:currency="USD" office:value="390">
            <text:p>$39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formula="of:=[.$D$4]*[.C19]" office:value-type="currency" office:currency="USD" office:value="400">
            <text:p>$400.00</text:p>
          </table:table-cell>
          <table:table-cell table:formula="of:=IF([.C19]&lt;=[.$D$5];[.$D$4]*[.C19];[.$D$4]*([.C19]+([.C19]-[.$D$5])))" office:value-type="currency" office:currency="USD" office:value="400">
            <text:p>$40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formula="of:=[.$D$4]*[.C20]" office:value-type="currency" office:currency="USD" office:value="410">
            <text:p>$410.00</text:p>
          </table:table-cell>
          <table:table-cell table:formula="of:=IF([.C20]&lt;=[.$D$5];[.$D$4]*[.C20];[.$D$4]*([.C20]+([.C20]-[.$D$5])))" office:value-type="currency" office:currency="USD" office:value="420">
            <text:p>$42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formula="of:=[.$D$4]*[.C21]" office:value-type="currency" office:currency="USD" office:value="420">
            <text:p>$420.00</text:p>
          </table:table-cell>
          <table:table-cell table:formula="of:=IF([.C21]&lt;=[.$D$5];[.$D$4]*[.C21];[.$D$4]*([.C21]+([.C21]-[.$D$5])))" office:value-type="currency" office:currency="USD" office:value="440">
            <text:p>$44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formula="of:=[.$D$4]*[.C22]" office:value-type="currency" office:currency="USD" office:value="430">
            <text:p>$430.00</text:p>
          </table:table-cell>
          <table:table-cell table:formula="of:=IF([.C22]&lt;=[.$D$5];[.$D$4]*[.C22];[.$D$4]*([.C22]+([.C22]-[.$D$5])))" office:value-type="currency" office:currency="USD" office:value="460">
            <text:p>$46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formula="of:=[.$D$4]*[.C23]" office:value-type="currency" office:currency="USD" office:value="440">
            <text:p>$440.00</text:p>
          </table:table-cell>
          <table:table-cell table:formula="of:=IF([.C23]&lt;=[.$D$5];[.$D$4]*[.C23];[.$D$4]*([.C23]+([.C23]-[.$D$5])))" office:value-type="currency" office:currency="USD" office:value="480">
            <text:p>$48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formula="of:=[.$D$4]*[.C24]" office:value-type="currency" office:currency="USD" office:value="450">
            <text:p>$450.00</text:p>
          </table:table-cell>
          <table:table-cell table:formula="of:=IF([.C24]&lt;=[.$D$5];[.$D$4]*[.C24];[.$D$4]*([.C24]+([.C24]-[.$D$5])))" office:value-type="currency" office:currency="USD" office:value="500">
            <text:p>$50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formula="of:=[.$D$4]*[.C25]" office:value-type="currency" office:currency="USD" office:value="460">
            <text:p>$460.00</text:p>
          </table:table-cell>
          <table:table-cell table:formula="of:=IF([.C25]&lt;=[.$D$5];[.$D$4]*[.C25];[.$D$4]*([.C25]+([.C25]-[.$D$5])))" office:value-type="currency" office:currency="USD" office:value="520">
            <text:p>$52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formula="of:=[.$D$4]*[.C26]" office:value-type="currency" office:currency="USD" office:value="470">
            <text:p>$470.00</text:p>
          </table:table-cell>
          <table:table-cell table:formula="of:=IF([.C26]&lt;=[.$D$5];[.$D$4]*[.C26];[.$D$4]*([.C26]+([.C26]-[.$D$5])))" office:value-type="currency" office:currency="USD" office:value="540">
            <text:p>$54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formula="of:=[.$D$4]*[.C27]" office:value-type="currency" office:currency="USD" office:value="480">
            <text:p>$480.00</text:p>
          </table:table-cell>
          <table:table-cell table:formula="of:=IF([.C27]&lt;=[.$D$5];[.$D$4]*[.C27];[.$D$4]*([.C27]+([.C27]-[.$D$5])))" office:value-type="currency" office:currency="USD" office:value="560">
            <text:p>$56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formula="of:=[.$D$4]*[.C28]" office:value-type="currency" office:currency="USD" office:value="490">
            <text:p>$490.00</text:p>
          </table:table-cell>
          <table:table-cell table:formula="of:=IF([.C28]&lt;=[.$D$5];[.$D$4]*[.C28];[.$D$4]*([.C28]+([.C28]-[.$D$5])))" office:value-type="currency" office:currency="USD" office:value="580">
            <text:p>$58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formula="of:=[.$D$4]*[.C29]" office:value-type="currency" office:currency="USD" office:value="500">
            <text:p>$500.00</text:p>
          </table:table-cell>
          <table:table-cell table:formula="of:=IF([.C29]&lt;=[.$D$5];[.$D$4]*[.C29];[.$D$4]*([.C29]+([.C29]-[.$D$5])))" office:value-type="currency" office:currency="USD" office:value="600">
            <text:p>$600.00</text:p>
          </table:table-cell>
          <table:table-cell/>
        </table:table-row>
      </table:table>
      <table:table table:name="Dieter" table:style-name="ta1" table:print="false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Diet Calculator for Max</text:p>
          </table:table-cell>
        </table:table-row>
        <table:table-row table:style-name="ro2">
          <table:table-cell table:number-columns-repeated="5"/>
          <table:table-cell office:value-type="string">
            <text:p>Cans of Coke/Sweetn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float" office:value="200">
            <text:p>200</text:p>
          </table:table-cell>
          <table:table-cell office:value-type="string">
            <text:p><text:s/>= Desired Weight of Dieter lbs</text:p>
          </table:table-cell>
        </table:table-row>
        <table:table-row table:style-name="ro1">
          <table:table-cell table:number-columns-repeated="4"/>
          <table:table-cell office:value-type="float" office:value="35">
            <text:p>35</text:p>
          </table:table-cell>
          <table:table-cell office:value-type="string">
            <text:p><text:s/>= Mass of Mouse in grams</text:p>
          </table:table-cell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 office:value-type="string">
            <text:p><text:s/>= Mass of Sweetner that kills mouse in grams</text:p>
          </table:table-cell>
        </table:table-row>
        <table:table-row table:style-name="ro1">
          <table:table-cell table:number-columns-repeated="4"/>
          <table:table-cell office:value-type="float" office:value="350">
            <text:p>350</text:p>
          </table:table-cell>
          <table:table-cell office:value-type="string">
            <text:p><text:s/>= Mass of Coke in grams</text:p>
          </table:table-cell>
        </table:table-row>
        <table:table-row table:style-name="ro2">
          <table:table-cell table:number-columns-repeated="4"/>
          <table:table-cell table:style-name="ce3" office:value-type="percentage" office:value="0.001">
            <text:p>0.10%</text:p>
          </table:table-cell>
          <table:table-cell office:value-type="string">
            <text:p><text:s/>= Concentration of Sweetner in %</text:p>
          </table:table-cell>
        </table:table-row>
        <table:table-row table:style-name="ro1">
          <table:table-cell table:number-columns-repeated="4"/>
          <table:table-cell office:value-type="float" office:value="453.592">
            <text:p>453.592</text:p>
          </table:table-cell>
          <table:table-cell office:value-type="string">
            <text:p><text:s/>= Conversion from lbs to grams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number-columns-repeated="4"/>
          <table:table-cell table:style-name="ce4" table:formula="of:=[.E6]*[.E11]" office:value-type="float" office:value="90718.4">
            <text:p>90718</text:p>
          </table:table-cell>
          <table:table-cell office:value-type="string">
            <text:p><text:s/>= Mass of the dieter Md = Wd*CNV in grams</text:p>
          </table:table-cell>
        </table:table-row>
        <table:table-row table:style-name="ro1">
          <table:table-cell table:number-columns-repeated="4"/>
          <table:table-cell table:style-name="ce4"/>
          <table:table-cell/>
        </table:table-row>
        <table:table-row table:style-name="ro2">
          <table:table-cell table:number-columns-repeated="4"/>
          <table:table-cell table:style-name="ce4" table:formula="of:=[.E8]*[.E13]/[.E7]" office:value-type="float" office:value="12959.7714285714">
            <text:p>12960</text:p>
          </table:table-cell>
          <table:table-cell office:value-type="string">
            <text:p><text:s/>= Mass that would kill the dieter → Mkd/Md = Mkm/Mm</text:p>
          </table:table-cell>
        </table:table-row>
        <table:table-row table:style-name="ro2">
          <table:table-cell table:number-columns-repeated="5"/>
          <table:table-cell office:value-type="string">
            <text:p><text:s/>= Mkd → Mkm*Md/Mm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number-columns-repeated="4"/>
          <table:table-cell table:formula="of:=INT([.E15]/([.E9]*[.E10]))" office:value-type="float" office:value="37027">
            <text:p>37027</text:p>
          </table:table-cell>
          <table:table-cell office:value-type="string">
            <text:p><text:s/>= Number of Cans → Mkd/(Mc*C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7">06/27/2023</text:date>, <text:time>13:1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7T10:32:42.54</meta:creation-date>
    <dc:date>2023-06-27T13:14:28.27</dc:date>
    <meta:editing-duration>PT11M4S</meta:editing-duration>
    <meta:editing-cycles>2</meta:editing-cycles>
    <meta:generator>OpenOffice/4.1.12$Win32 OpenOffice.org_project/4112m1$Build-9809</meta:generator>
    <meta:document-statistic meta:table-count="3" meta:cell-count="190" meta:object-count="0"/>
  </office:meta>
</office:document-meta>
</file>